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6.822cm" fo:min-width="6.572cm"/>
    </style:style>
    <style:style style:name="gr3" style:family="graphic" style:parent-style-name="standard">
      <style:graphic-properties svg:stroke-width="0.706cm" svg:stroke-color="#000000" draw:marker-start-width="1.254cm" draw:marker-end-width="1.254cm" draw:fill-color="#ffffff" draw:opacity="0%" draw:opacity-name="" draw:textarea-horizontal-align="justify" draw:textarea-vertical-align="middle" draw:auto-grow-height="false" fo:min-height="9.554cm" fo:min-width="9.304cm" fo:padding-top="0.473cm" fo:padding-bottom="0.473cm" fo:padding-left="0.598cm" fo:padding-right="0.59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4.8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72cm" svg:height="7.072cm" draw:transform="skewX (-0.000349065850398808) rotate (0.785398163397448) translate (4.8cm 5.93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72cm" svg:height="7.072cm" draw:transform="skewX (-0.000349065850398808) rotate (0.785398163397448) translate (4.8cm 15.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5cm" svg:height="10.5cm" svg:x="4.6cm" svg:y="5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6:18:53.668042354</meta:creation-date>
    <dc:date>2018-09-18T16:32:22.529318960</dc:date>
    <meta:editing-duration>PT2M42S</meta:editing-duration>
    <meta:editing-cycles>1</meta:editing-cycles>
    <meta:document-statistic meta:object-count="4"/>
    <meta:generator>LibreOffice/5.1.6.2$Linux_X86_64 LibreOffice_project/10m0$Build-2</meta:generator>
  </office:meta>
</office:document-meta>
</file>